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Standard">
      <style:text-properties style:font-name="Bookman Old Style" fo:font-size="12pt" officeooo:rsid="0081c68a" officeooo:paragraph-rsid="0081c68a" style:font-size-asian="10.5pt" style:font-size-complex="12pt"/>
    </style:style>
    <style:style style:name="P2" style:family="paragraph" style:parent-style-name="Standard">
      <style:text-properties style:font-name="Bookman Old Style" fo:font-size="12pt" officeooo:rsid="0082987b" officeooo:paragraph-rsid="0082987b" style:font-size-asian="10.5pt" style:font-size-complex="12pt"/>
    </style:style>
    <style:style style:name="P3" style:family="paragraph" style:parent-style-name="Standard">
      <style:text-properties style:font-name="Bookman Old Style" fo:font-size="12pt" officeooo:rsid="0087d7b1" officeooo:paragraph-rsid="0087d7b1" style:font-size-asian="10.5pt" style:font-size-complex="12pt"/>
    </style:style>
    <style:style style:name="P4" style:family="paragraph" style:parent-style-name="Standard">
      <style:text-properties style:font-name="Bookman Old Style" fo:font-size="16pt" officeooo:rsid="0083e180" officeooo:paragraph-rsid="0086712f" style:font-size-asian="14pt" style:font-size-complex="16pt"/>
    </style:style>
    <style:style style:name="P5" style:family="paragraph" style:parent-style-name="Standard">
      <style:text-properties style:font-name="Bookman Old Style" fo:font-size="12pt" officeooo:rsid="00874519" officeooo:paragraph-rsid="0086712f" style:font-size-asian="10.5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86ddd4"/>
    </style:style>
    <style:style style:name="T3" style:family="text">
      <style:text-properties officeooo:rsid="0086712f"/>
    </style:style>
    <style:style style:name="T4" style:family="text">
      <style:text-properties fo:font-size="12pt" officeooo:rsid="0086ddd4" style:font-size-asian="10.5pt" style:font-size-complex="12pt"/>
    </style:style>
    <style:style style:name="T5" style:family="text">
      <style:text-properties fo:font-size="12pt" officeooo:rsid="00874519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e</text:p>
      <text:p text:style-name="P1">Tiefling wandering bard</text:p>
      <text:p text:style-name="P1">from the contested region.</text:p>
      <text:p text:style-name="P1">Taveling to find stories. 4<text:span text:style-name="T1">th</text:span> god leaning</text:p>
      <text:p text:style-name="P2">dead family lmao. Border town lyfe. No known siblings.</text:p>
      <text:p text:style-name="P2">Has friends to trama bond with.</text:p>
      <text:p text:style-name="P3">25 silver.</text:p>
      <text:p text:style-name="P2"/>
      <text:p text:style-name="P4">Fillout form <text:span text:style-name="T2">for </text:span><text:span text:style-name="T3">Lee </text:span><text:span text:style-name="T2">DND guy</text:span></text:p>
      <text:p text:style-name="P4">- <text:span text:style-name="T4">Your village if it is in the north would be mountainous or at least rocky and hilly think himalayas to scandanavian. You would border a grassplane </text:span><text:span text:style-name="T5">but think either rocky or valley like. Goats, sheep, wood cutting tec.</text:span></text:p>
      <text:p text:style-name="P5"/>
      <text:p text:style-name="P5">- Name you villag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3T12:22:57.265624800</meta:creation-date>
    <meta:generator>LibreOffice/25.2.6.2$Windows_X86_64 LibreOffice_project/729c5bfe710f5eb71ed3bbde9e06a6065e9c6c5d</meta:generator>
    <dc:date>2025-11-03T12:25:21.010395700</dc:date>
    <meta:editing-duration>PT2M24S</meta:editing-duration>
    <meta:editing-cycles>1</meta:editing-cycles>
    <meta:document-statistic meta:table-count="0" meta:image-count="0" meta:object-count="0" meta:page-count="1" meta:paragraph-count="10" meta:word-count="81" meta:character-count="453" meta:non-whitespace-character-count="382"/>
  </office:meta>
</office:document-meta>
</file>